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1014" table:default-cell-style-name="Default"/>
        <table:table-row table:style-name="ro1">
          <table:table-cell table:number-columns-repeated="3"/>
          <table:table-cell office:value-type="string" calcext:value-type="string">
            <text:p>Gene Monitor</text:p>
          </table:table-cell>
          <table:table-cell office:value-type="string" calcext:value-type="string">
            <text:p>Gene linky</text:p>
          </table:table-cell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Sol Monitor</text:p>
          </table:table-cell>
          <table:table-cell office:value-type="string" calcext:value-type="string">
            <text:p>Sol Emphase</text:p>
          </table:table-cell>
          <table:table-cell office:value-type="string" calcext:value-type="string">
            <text:p>Delt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undi</text:p>
          </table:table-cell>
          <table:table-cell/>
          <table:table-cell office:value-type="float" office:value="41319.77" calcext:value-type="float">
            <text:p>41319,77</text:p>
          </table:table-cell>
          <table:table-cell table:number-columns-repeated="3"/>
          <table:table-cell office:value-type="float" office:value="4931.15" calcext:value-type="float">
            <text:p>4931,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ardi</text:p>
          </table:table-cell>
          <table:table-cell/>
          <table:table-cell office:value-type="float" office:value="41425.75" calcext:value-type="float">
            <text:p>41425,75</text:p>
          </table:table-cell>
          <table:table-cell office:value-type="float" office:value="39501" calcext:value-type="float">
            <text:p>39501</text:p>
          </table:table-cell>
          <table:table-cell table:style-name="ce3" table:formula="of:=([.D3]-[.E3])/[.E3]" office:value-type="percentage" office:value="0.0487266145160882" calcext:value-type="percentage">
            <text:p>4,87 %</text:p>
          </table:table-cell>
          <table:table-cell/>
          <table:table-cell office:value-type="float" office:value="9688.82" calcext:value-type="float">
            <text:p>9688,82</text:p>
          </table:table-cell>
          <table:table-cell office:value-type="float" office:value="9047" calcext:value-type="float">
            <text:p>9047</text:p>
          </table:table-cell>
          <table:table-cell table:formula="of:=([.H3]-[.I3])/[.I3]" office:value-type="percentage" office:value="0.0709428539847463" calcext:value-type="percentage">
            <text:p>7,09 %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rcredi</text:p>
          </table:table-cell>
          <table:table-cell/>
          <table:table-cell office:value-type="float" office:value="31355.86" calcext:value-type="float">
            <text:p>31355,86</text:p>
          </table:table-cell>
          <table:table-cell office:value-type="float" office:value="31573" calcext:value-type="float">
            <text:p>31573</text:p>
          </table:table-cell>
          <table:table-cell table:style-name="ce3" table:formula="of:=([.D4]-[.E4])/[.E4]" office:value-type="percentage" office:value="-0.0068773952427707" calcext:value-type="percentage">
            <text:p>-0,69 %</text:p>
          </table:table-cell>
          <table:table-cell/>
          <table:table-cell office:value-type="float" office:value="9194.81" calcext:value-type="float">
            <text:p>9194,81</text:p>
          </table:table-cell>
          <table:table-cell office:value-type="float" office:value="8475" calcext:value-type="float">
            <text:p>8475</text:p>
          </table:table-cell>
          <table:table-cell table:formula="of:=([.H4]-[.I4])/[.I4]" office:value-type="percentage" office:value="0.0849333333333333" calcext:value-type="percentage">
            <text:p>8,49 %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eudi</text:p>
          </table:table-cell>
          <table:table-cell/>
          <table:table-cell office:value-type="float" office:value="44701.11" calcext:value-type="float">
            <text:p>44701,11</text:p>
          </table:table-cell>
          <table:table-cell office:value-type="float" office:value="45778" calcext:value-type="float">
            <text:p>45778</text:p>
          </table:table-cell>
          <table:table-cell table:style-name="ce3" table:formula="of:=([.D5]-[.E5])/[.E5]" office:value-type="percentage" office:value="-0.023524181921447" calcext:value-type="percentage">
            <text:p>-2,35 %</text:p>
          </table:table-cell>
          <table:table-cell/>
          <table:table-cell office:value-type="float" office:value="6903.95" calcext:value-type="float">
            <text:p>6903,95</text:p>
          </table:table-cell>
          <table:table-cell office:value-type="float" office:value="5602" calcext:value-type="float">
            <text:p>5602</text:p>
          </table:table-cell>
          <table:table-cell table:formula="of:=([.H5]-[.I5])/[.I5]" office:value-type="percentage" office:value="0.232408068546947" calcext:value-type="percentage">
            <text:p>23,24 %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endredi</text:p>
          </table:table-cell>
          <table:table-cell/>
          <table:table-cell office:value-type="float" office:value="42265.72" calcext:value-type="float">
            <text:p>42265,72</text:p>
          </table:table-cell>
          <table:table-cell office:value-type="float" office:value="40681" calcext:value-type="float">
            <text:p>40681</text:p>
          </table:table-cell>
          <table:table-cell table:style-name="ce3" table:formula="of:=([.D6]-[.E6])/[.E6]" office:value-type="percentage" office:value="0.0389547946215678" calcext:value-type="percentage">
            <text:p>3,90 %</text:p>
          </table:table-cell>
          <table:table-cell/>
          <table:table-cell office:value-type="float" office:value="11620.96" calcext:value-type="float">
            <text:p>11620,96</text:p>
          </table:table-cell>
          <table:table-cell office:value-type="float" office:value="11064" calcext:value-type="float">
            <text:p>11064</text:p>
          </table:table-cell>
          <table:table-cell table:formula="of:=([.H6]-[.I6])/[.I6]" office:value-type="percentage" office:value="0.0503398409255242" calcext:value-type="percentage">
            <text:p>5,03 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samedi</text:p>
          </table:table-cell>
          <table:table-cell table:style-name="ce1" table:number-columns-repeated="2"/>
          <table:table-cell table:style-name="ce1" office:value-type="float" office:value="30079" calcext:value-type="float">
            <text:p>30079</text:p>
          </table:table-cell>
          <table:table-cell table:style-name="ce4"/>
          <table:table-cell table:style-name="ce1"/>
          <table:table-cell table:style-name="ce1" office:value-type="float" office:value="11993.75" calcext:value-type="float">
            <text:p>11993,75</text:p>
          </table:table-cell>
          <table:table-cell table:style-name="ce1" office:value-type="float" office:value="12417" calcext:value-type="float">
            <text:p>12417</text:p>
          </table:table-cell>
          <table:table-cell table:style-name="ce4" table:formula="of:=([.H7]-[.I7])/[.I7]" office:value-type="percentage" office:value="-0.0340863332527986" calcext:value-type="percentage">
            <text:p>-3,41 %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dimanche</text:p>
          </table:table-cell>
          <table:table-cell/>
          <table:table-cell office:value-type="float" office:value="32112" calcext:value-type="float">
            <text:p>32112</text:p>
          </table:table-cell>
          <table:table-cell office:value-type="float" office:value="27837" calcext:value-type="float">
            <text:p>27837</text:p>
          </table:table-cell>
          <table:table-cell table:style-name="ce3" table:formula="of:=([.D8]-[.E8])/[.E8]" office:value-type="percentage" office:value="0.153572583252506" calcext:value-type="percentage">
            <text:p>15,36 %</text:p>
          </table:table-cell>
          <table:table-cell/>
          <table:table-cell office:value-type="float" office:value="12766" calcext:value-type="float">
            <text:p>12766</text:p>
          </table:table-cell>
          <table:table-cell office:value-type="float" office:value="12629" calcext:value-type="float">
            <text:p>12629</text:p>
          </table:table-cell>
          <table:table-cell table:formula="of:=([.H8]-[.I8])/[.I8]" office:value-type="percentage" office:value="0.0108480481431626" calcext:value-type="percentage">
            <text:p>1,08 %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undi</text:p>
          </table:table-cell>
          <table:table-cell/>
          <table:table-cell office:value-type="float" office:value="47330" calcext:value-type="float">
            <text:p>47330</text:p>
          </table:table-cell>
          <table:table-cell office:value-type="float" office:value="46120" calcext:value-type="float">
            <text:p>46120</text:p>
          </table:table-cell>
          <table:table-cell table:style-name="ce3" table:formula="of:=([.D9]-[.E9])/[.E9]" office:value-type="percentage" office:value="0.0262359063313096" calcext:value-type="percentage">
            <text:p>2,62 %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8546" calcext:value-type="float">
            <text:p>8546</text:p>
          </table:table-cell>
          <table:table-cell table:formula="of:=([.H9]-[.I9])/[.I9]" office:value-type="percentage" office:value="0.0917388251813714" calcext:value-type="percentage">
            <text:p>9,17 %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19-01-14" calcext:value-type="date">
            <text:p>14/01/19</text:p>
          </table:table-cell>
          <table:table-cell office:value-type="string" calcext:value-type="string">
            <text:p>mardi</text:p>
          </table:table-cell>
          <table:table-cell table:number-columns-repeated="5"/>
          <table:table-cell office:value-type="float" office:value="7882" calcext:value-type="float">
            <text:p>7882</text:p>
          </table:table-cell>
          <table:table-cell office:value-type="float" office:value="6675" calcext:value-type="float">
            <text:p>6675</text:p>
          </table:table-cell>
          <table:table-cell table:formula="of:=([.H10]-[.I10])/[.I10]" office:value-type="percentage" office:value="0.180823970037453" calcext:value-type="percentage">
            <text:p>18,08 %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rcred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eud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ndred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med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manch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und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rd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rcred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eud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table:formula="of:=AVERAGE([.F3:.F9])" office:value-type="percentage" office:value="0.0395147202595423" calcext:value-type="percentage">
            <text:p>3,95 %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2"/>
          <table:table-cell table:formula="of:=(89*100)/101.67" office:value-type="float" office:value="87.5381135044753" calcext:value-type="float">
            <text:p>87,5381135044753</text:p>
          </table:table-cell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4T20:00:54.106000000</meta:creation-date>
    <dc:date>2020-01-14T20:28:08.384000000</dc:date>
    <meta:editing-duration>PT17M3S</meta:editing-duration>
    <meta:editing-cycles>2</meta:editing-cycles>
    <meta:generator>LibreOffice/6.3.1.2$Windows_X86_64 LibreOffice_project/b79626edf0065ac373bd1df5c28bd630b4424273</meta:generator>
    <meta:document-statistic meta:table-count="1" meta:cell-count="72" meta:object-count="0"/>
  </office:meta>
</office:document-meta>
</file>